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2e723" officeooo:paragraph-rsid="0002e723"/>
    </style:style>
    <style:style style:name="P2" style:family="paragraph" style:parent-style-name="Standard">
      <style:paragraph-properties fo:line-height="150%"/>
      <style:text-properties officeooo:paragraph-rsid="0002e723"/>
    </style:style>
    <style:style style:name="P3" style:family="paragraph" style:parent-style-name="Text_20_body">
      <style:paragraph-properties fo:line-height="150%"/>
    </style:style>
    <style:style style:name="T1" style:family="text">
      <style:text-properties officeooo:rsid="0002e7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roup Name: </text:span></text:p>
      <text:p text:style-name="P1"/>
      <text:p text:style-name="P1">Team Member Details:</text:p>
      <text:p text:style-name="P1">- Corey Hamren, <text:a xlink:type="simple" xlink:href="mailto:hamhams86@gmail.com" text:style-name="Internet_20_link" text:visited-style-name="Visited_20_Internet_20_Link">hamhams86@gmail.com</text:a>, USA, Self Teaching, Data Science</text:p>
      <text:p text:style-name="P1"/>
      <text:p text:style-name="P1">Business Understanding:</text:p>
      <text:p text:style-name="P1"/>
      <text:p text:style-name="P1">Project Life-cycle and Deadline:</text:p>
      <text:p text:style-name="P1"/>
      <text:p text:style-name="P1">Data Intake Report:</text:p>
      <text:p text:style-name="P1"/>
      <text:p text:style-name="P1">Github:</text:p>
      <text:p text:style-name="P1">- <text:a xlink:type="simple" xlink:href="https://github.com/TheHamhams/dg_group_project" text:style-name="Internet_20_link" text:visited-style-name="Visited_20_Internet_20_Link">https://github.com/TheHamhams/dg_group_project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2:55:50.617219853</meta:creation-date>
    <dc:date>2021-09-26T13:01:29.337149806</dc:date>
    <meta:editing-duration>PT5M39S</meta:editing-duration>
    <meta:editing-cycles>1</meta:editing-cycles>
    <meta:document-statistic meta:table-count="0" meta:image-count="0" meta:object-count="0" meta:page-count="1" meta:paragraph-count="8" meta:word-count="26" meta:character-count="231" meta:non-whitespace-character-count="211"/>
    <meta:generator>LibreOffice/6.4.7.2$Linux_X86_64 LibreOffice_project/40$Build-2</meta:generator>
  </office:meta>
</office:document-meta>
</file>